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" svg:font-family="'Nachlieli CLM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Mono" officeooo:rsid="0013cd37" officeooo:paragraph-rsid="0013cd37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13cd37" officeooo:paragraph-rsid="0013cd37"/>
    </style:style>
    <style:style style:name="P3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3cd37" officeooo:paragraph-rsid="0013cd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13cd37" officeooo:paragraph-rsid="0013cd3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5d5b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76f21d" officeooo:paragraph-rsid="0076f2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ade5a" officeooo:paragraph-rsid="008ade5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65c914" officeooo:paragraph-rsid="0065c91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9cf778" officeooo:paragraph-rsid="009fda7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ab11b5" officeooo:paragraph-rsid="00cebe5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50059" officeooo:paragraph-rsid="001bae0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5f865" officeooo:paragraph-rsid="0115f8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81598" officeooo:paragraph-rsid="0118159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81f40" officeooo:paragraph-rsid="01181f4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9a10d" officeooo:paragraph-rsid="0119a10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9a4ea" officeooo:paragraph-rsid="0119a4e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1c195" officeooo:paragraph-rsid="0122964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486a4" officeooo:paragraph-rsid="012486a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49c4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4f38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9b67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dd42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35159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dd424" officeooo:paragraph-rsid="012f9d1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dd424" officeooo:paragraph-rsid="01333ce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03da8" officeooo:paragraph-rsid="01303da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33ce8" officeooo:paragraph-rsid="01333ce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33ce8" officeooo:paragraph-rsid="013421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5159c" officeooo:paragraph-rsid="0135159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20521" officeooo:paragraph-rsid="0072052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55ed6b" officeooo:paragraph-rsid="0155ed6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57e4fe" officeooo:paragraph-rsid="0157e4f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0a10190" officeooo:paragraph-rsid="009fda78" style:font-name-asian="FreeMono" style:font-weight-asian="normal" style:font-name-complex="FreeMono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09fda78" officeooo:paragraph-rsid="00aecb00" style:font-name-asian="FreeMono" style:font-weight-asian="normal" style:font-name-complex="FreeMono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cfc8c" officeooo:paragraph-rsid="011cfc8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fc0d8" officeooo:paragraph-rsid="011fc0d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202e1e" officeooo:paragraph-rsid="01202e1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2073bf" officeooo:paragraph-rsid="012073b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e7ac5" officeooo:paragraph-rsid="011e7ac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08029" officeooo:paragraph-rsid="0160802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20b56" officeooo:paragraph-rsid="01620b5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39800" officeooo:paragraph-rsid="0163980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08ade5a" officeooo:paragraph-rsid="008ade5a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08cc0fe" officeooo:paragraph-rsid="008cc0fe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8c9ee" officeooo:paragraph-rsid="0158c9ee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bcb01" officeooo:paragraph-rsid="015bcb0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ec994" officeooo:paragraph-rsid="015ec994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29642" officeooo:paragraph-rsid="01229642" style:font-name-asian="FreeMono" style:font-style-asian="normal" style:font-weight-asian="normal" style:font-name-complex="FreeMono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29642" officeooo:paragraph-rsid="012dd424" style:font-name-asian="FreeMono" style:font-style-asian="normal" style:font-weight-asian="normal" style:font-name-complex="FreeMono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49c4f" officeooo:paragraph-rsid="012486a4" style:font-name-asian="FreeMono" style:font-style-asian="normal" style:font-weight-asian="normal" style:font-name-complex="FreeMono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9b671" officeooo:paragraph-rsid="012f9d15" style:font-name-asian="FreeMono" style:font-style-asian="normal" style:font-weight-asian="normal" style:font-name-complex="FreeMono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303da8" officeooo:paragraph-rsid="01303da8" style:font-name-asian="FreeMono" style:font-style-asian="normal" style:font-weight-asian="normal" style:font-name-complex="FreeMono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b71cd" officeooo:paragraph-rsid="01342131" style:font-name-asian="FreeMono" style:font-style-asian="normal" style:font-weight-asian="normal" style:font-name-complex="FreeMono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284336" officeooo:paragraph-rsid="00284336" style:font-weight-asian="normal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1e8e9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316d8" style:font-weight-asian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9cf778" officeooo:paragraph-rsid="00fb1e45" style:font-weight-asian="normal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fc6580" officeooo:paragraph-rsid="00ff40b5" style:font-weight-asian="normal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fc6580" officeooo:paragraph-rsid="01037aba" style:font-weight-asian="normal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2acaa3" style:font-weight-asian="bold" style:font-weight-complex="bold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3a30a2" officeooo:paragraph-rsid="003a30a2" style:font-weight-asian="bold" style:font-weight-complex="bold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403cb9" officeooo:paragraph-rsid="00403cb9" style:font-weight-asian="bold" style:font-weight-complex="bold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68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bold" officeooo:rsid="003c04f9" officeooo:paragraph-rsid="003a30a2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bold" officeooo:rsid="00403cb9" officeooo:paragraph-rsid="00403cb9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37aba" officeooo:paragraph-rsid="01037ab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37aba" officeooo:paragraph-rsid="01056d8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56d88" officeooo:paragraph-rsid="01056d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741b8" officeooo:paragraph-rsid="010741b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113f8f" officeooo:paragraph-rsid="01133bf7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8ab59" officeooo:paragraph-rsid="00b8ab59" style:font-weight-asian="normal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e33d9" officeooo:paragraph-rsid="00be33d9" style:font-weight-asian="normal" style:font-weight-complex="normal"/>
    </style:style>
    <style:style style:name="P7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4efc8" officeooo:paragraph-rsid="00c90785" style:font-weight-asian="normal" style:font-weight-complex="normal"/>
    </style:style>
    <style:style style:name="P7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9cf778" officeooo:paragraph-rsid="00d0be01" style:font-weight-asian="normal" style:font-weight-complex="normal"/>
    </style:style>
    <style:style style:name="P7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125c9" officeooo:paragraph-rsid="017125c9" style:font-weight-asian="normal" style:font-weight-complex="normal"/>
    </style:style>
    <style:style style:name="P8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32345" officeooo:paragraph-rsid="01732345" style:font-weight-asian="normal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32345" officeooo:paragraph-rsid="01753ce0" style:font-weight-asian="normal" style:font-weight-complex="normal"/>
    </style:style>
    <style:style style:name="P8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5596f" officeooo:paragraph-rsid="0175596f" style:font-weight-asian="normal" style:font-weight-complex="normal"/>
    </style:style>
    <style:style style:name="P8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5b43c" officeooo:paragraph-rsid="0175b43c" style:font-weight-asian="normal" style:font-weight-complex="normal"/>
    </style:style>
    <style:style style:name="P8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6b6bb" officeooo:paragraph-rsid="0176b6bb" style:font-weight-asian="normal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834c6" officeooo:paragraph-rsid="017834c6" style:font-weight-asian="normal" style:font-weight-complex="normal"/>
    </style:style>
    <style:style style:name="P8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90094" officeooo:paragraph-rsid="01790094" style:font-weight-asian="normal" style:font-weight-complex="normal"/>
    </style:style>
    <style:style style:name="P8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a3cbc" officeooo:paragraph-rsid="017a3cbc" style:font-weight-asian="normal" style:font-weight-complex="normal"/>
    </style:style>
    <style:style style:name="P8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8ab59" officeooo:paragraph-rsid="00b8ab59" style:font-name-asian="FreeMono" style:font-weight-asian="normal" style:font-name-complex="FreeMono" style:font-weight-complex="normal"/>
    </style:style>
    <style:style style:name="P8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b9ef7" officeooo:paragraph-rsid="00b8ab59" style:font-name-asian="FreeMono" style:font-weight-asian="normal" style:font-name-complex="FreeMono" style:font-weight-complex="normal"/>
    </style:style>
    <style:style style:name="P9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298d1" officeooo:paragraph-rsid="00be33d9" style:font-name-asian="FreeMono" style:font-weight-asian="normal" style:font-name-complex="FreeMono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90785" officeooo:paragraph-rsid="00c90785" style:font-name-asian="FreeMono" style:font-weight-asian="normal" style:font-name-complex="FreeMono" style:font-weight-complex="normal"/>
    </style:style>
    <style:style style:name="P9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a10190" officeooo:paragraph-rsid="00fb1e45" style:font-name-asian="FreeMono" style:font-weight-asian="normal" style:font-name-complex="FreeMono" style:font-weight-complex="normal"/>
    </style:style>
    <style:style style:name="P9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9fda78" officeooo:paragraph-rsid="00ff40b5" style:font-name-asian="FreeMono" style:font-weight-asian="normal" style:font-name-complex="FreeMono" style:font-weight-complex="normal"/>
    </style:style>
    <style:style style:name="P9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bold" officeooo:rsid="00255796" officeooo:paragraph-rsid="001bae0a" style:font-weight-asian="bold" style:font-weight-complex="bold"/>
    </style:style>
    <style:style style:name="P95" style:family="paragraph" style:parent-style-name="Standard">
      <style:paragraph-properties fo:text-align="start" style:justify-single-word="false" style:writing-mode="lr-tb"/>
      <style:text-properties style:text-position="0% 100%" style:font-name="FreeMono" fo:font-style="normal" style:text-underline-style="none" fo:font-weight="normal" officeooo:rsid="010741b8" officeooo:paragraph-rsid="010741b8" style:font-name-asian="FreeMono" style:font-style-asian="normal" style:font-weight-asian="normal" style:font-name-complex="FreeMono" style:font-style-complex="normal" style:font-weight-complex="normal"/>
    </style:style>
    <style:style style:name="P96" style:family="paragraph" style:parent-style-name="Standard">
      <style:paragraph-properties fo:text-align="start" style:justify-single-word="false" style:writing-mode="lr-tb"/>
      <style:text-properties style:text-position="sub 58%" style:font-name="FreeMono" style:text-underline-style="none" fo:font-weight="normal" officeooo:rsid="009cf778" officeooo:paragraph-rsid="00b8ab59" style:font-name-asian="FreeMono" style:font-weight-asian="normal" style:font-name-complex="FreeMono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43c2d" officeooo:paragraph-rsid="00143c2d" style:font-weight-asian="bold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P99" style:family="paragraph" style:parent-style-name="Standard">
      <style:paragraph-properties fo:text-align="start" style:justify-single-word="false" style:writing-mode="lr-tb"/>
      <style:text-properties style:text-position="sub 58%" style:font-name="FreeMono" style:text-underline-style="none" fo:font-weight="normal" officeooo:rsid="00ff40b5" officeooo:paragraph-rsid="01037aba" style:font-name-asian="FreeMono" style:font-weight-asian="normal" style:font-name-complex="FreeMono" style:font-weight-complex="normal"/>
    </style:style>
    <style:style style:name="P100" style:family="paragraph" style:parent-style-name="Standard">
      <style:paragraph-properties fo:text-align="start" style:justify-single-word="false" style:writing-mode="lr-tb"/>
      <style:text-properties style:text-position="sub 58%" style:font-name="FreeMono" style:text-underline-style="none" fo:font-weight="normal" officeooo:rsid="00ff40b5" officeooo:paragraph-rsid="010121e9" style:font-name-asian="FreeMono" style:font-weight-asian="normal" style:font-name-complex="FreeMono" style:font-weight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180bb" officeooo:paragraph-rsid="017125c9" style:font-name-asian="FreeMono" style:font-weight-asian="normal" style:font-name-complex="FreeMono" style:font-weight-complex="normal"/>
    </style:style>
    <style:style style:name="P10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5596f" officeooo:paragraph-rsid="0175596f" style:font-name-asian="FreeMono" style:font-weight-asian="normal" style:font-name-complex="FreeMono" style:font-weight-complex="normal"/>
    </style:style>
    <style:style style:name="P10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6b6bb" officeooo:paragraph-rsid="0176b6bb" style:font-name-asian="FreeMono" style:font-weight-asian="normal" style:font-name-complex="FreeMono" style:font-weight-complex="normal"/>
    </style:style>
    <style:style style:name="P10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fd9a9f" officeooo:paragraph-rsid="0176b6bb" style:font-name-asian="FreeMono" style:font-weight-asian="normal" style:font-name-complex="FreeMono" style:font-weight-complex="normal"/>
    </style:style>
    <style:style style:name="P10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834c6" officeooo:paragraph-rsid="017834c6" style:font-name-asian="FreeMono" style:font-weight-asian="normal" style:font-name-complex="FreeMono" style:font-weight-complex="normal"/>
    </style:style>
    <style:style style:name="P10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85fc06" officeooo:paragraph-rsid="0186f81b" style:font-weight-asian="normal" style:font-weight-complex="normal"/>
    </style:style>
    <style:style style:name="P10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8a261a" officeooo:paragraph-rsid="018a261a" style:font-weight-asian="normal" style:font-weight-complex="normal"/>
    </style:style>
    <style:style style:name="P10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07569" officeooo:paragraph-rsid="01907569" style:font-weight-asian="normal" style:font-weight-complex="normal"/>
    </style:style>
    <style:style style:name="P10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2d923" officeooo:paragraph-rsid="0192d923" style:font-weight-asian="normal" style:font-weight-complex="normal"/>
    </style:style>
    <style:style style:name="P11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2d923" officeooo:paragraph-rsid="0193983f" style:font-weight-asian="normal" style:font-weight-complex="normal"/>
    </style:style>
    <style:style style:name="P11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3c3f4" officeooo:paragraph-rsid="0193c3f4" style:font-weight-asian="normal" style:font-weight-complex="normal"/>
    </style:style>
    <style:style style:name="P11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4ff85" officeooo:paragraph-rsid="019ab5ad" style:font-weight-asian="normal" style:font-weight-complex="normal"/>
    </style:style>
    <style:style style:name="P11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b6a50" officeooo:paragraph-rsid="019b6a50" style:font-weight-asian="normal" style:font-weight-complex="normal"/>
    </style:style>
    <style:style style:name="P11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9cf543" officeooo:paragraph-rsid="019cf543" style:font-weight-asian="normal" style:font-weight-complex="normal"/>
    </style:style>
    <style:style style:name="P11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bold" officeooo:rsid="0090b343" officeooo:paragraph-rsid="008cc0fe" style:font-weight-asian="bold" style:font-weight-complex="bold"/>
    </style:style>
    <style:style style:name="P116" style:family="paragraph" style:parent-style-name="Standard">
      <style:paragraph-properties fo:text-align="start" style:justify-single-word="false" style:writing-mode="lr-tb"/>
      <style:text-properties style:text-position="0% 100%" style:font-name="FreeMono" fo:font-style="normal" style:text-underline-style="none" fo:font-weight="normal" officeooo:rsid="019e8ac6" officeooo:paragraph-rsid="019e8ac6" style:font-name-asian="FreeMono" style:font-style-asian="normal" style:font-weight-asian="normal" style:font-name-complex="FreeMono" style:font-style-complex="normal" style:font-weight-complex="normal"/>
    </style:style>
    <style:style style:name="P117" style:family="paragraph" style:parent-style-name="Standard">
      <style:paragraph-properties fo:text-align="start" style:justify-single-word="false" style:writing-mode="lr-tb"/>
      <style:text-properties style:text-position="0% 100%" style:font-name="FreeMono" fo:font-style="normal" style:text-underline-style="none" fo:font-weight="normal" officeooo:rsid="019e8ac6" officeooo:paragraph-rsid="019fc03c" style:font-name-asian="FreeMono" style:font-style-asian="normal" style:font-weight-asian="normal" style:font-name-complex="FreeMono" style:font-style-complex="normal" style:font-weight-complex="normal"/>
    </style:style>
    <style:style style:name="P118" style:family="paragraph" style:parent-style-name="Standard">
      <style:paragraph-properties fo:text-align="start" style:justify-single-word="false" style:writing-mode="lr-tb"/>
      <style:text-properties style:text-position="0% 100%" style:font-name="FreeMono" fo:font-style="normal" style:text-underline-style="none" fo:font-weight="normal" officeooo:rsid="01a1311c" officeooo:paragraph-rsid="01a2cefd" style:font-name-asian="FreeMono" style:font-style-asian="normal" style:font-weight-asian="normal" style:font-name-complex="FreeMono" style:font-style-complex="normal" style:font-weight-complex="normal"/>
    </style:style>
    <style:style style:name="P119" style:family="paragraph" style:parent-style-name="Standard">
      <style:paragraph-properties fo:text-align="start" style:justify-single-word="false" style:writing-mode="lr-tb"/>
      <style:text-properties style:text-position="super 58%" style:font-name="FreeMono" style:text-underline-style="none" fo:font-weight="normal" officeooo:rsid="00fd9a9f" officeooo:paragraph-rsid="01732345" style:font-name-asian="FreeMono" style:font-weight-asian="normal" style:font-name-complex="FreeMono" style:font-weight-complex="normal"/>
    </style:style>
    <style:style style:name="P120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aee51" officeooo:paragraph-rsid="01907569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Nachlieli CLM" style:text-underline-style="none" fo:font-weight="normal" officeooo:rsid="015485ab" officeooo:paragraph-rsid="00720521" style:font-name-asian="Nachlieli CLM" style:font-weight-asian="normal" style:font-name-complex="Nachlieli CLM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55ed6b" officeooo:paragraph-rsid="0155ed6b" style:font-name-asian="Nachlieli CLM" style:font-weight-asian="normal" style:font-name-complex="Nachlieli CLM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5d5af0" officeooo:paragraph-rsid="015d5af0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5bcb01" officeooo:paragraph-rsid="015bcb01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34c8b" officeooo:paragraph-rsid="01620b56" style:font-name-asian="FreeMono" style:font-weight-asian="normal" style:font-name-complex="FreeMono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09cf778" officeooo:paragraph-rsid="015bcb01" style:font-name-asian="FreeMono" style:font-style-asian="normal" style:font-weight-asian="normal" style:font-name-complex="FreeMono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super 58%" style:font-name="FreeMono" style:text-underline-style="none" fo:font-weight="normal" officeooo:rsid="008ade5a" officeooo:paragraph-rsid="008ade5a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super 58%" style:font-name="FreeMono" style:text-underline-style="none" fo:font-weight="normal" officeooo:rsid="015bcb01" officeooo:paragraph-rsid="015bcb01" style:font-weight-asian="normal" style:font-weight-complex="normal"/>
    </style:style>
    <style:style style:name="T1" style:family="text">
      <style:text-properties officeooo:rsid="0013cd37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FreeMono" style:font-name-complex="FreeMono"/>
    </style:style>
    <style:style style:name="T4" style:family="text">
      <style:text-properties style:text-position="super 58%" officeooo:rsid="00aec8c0" style:font-name-asian="FreeMono" style:font-name-complex="FreeMono"/>
    </style:style>
    <style:style style:name="T5" style:family="text">
      <style:text-properties style:text-position="super 58%" officeooo:rsid="00b0c236" style:font-name-asian="FreeMono" style:font-name-complex="FreeMono"/>
    </style:style>
    <style:style style:name="T6" style:family="text">
      <style:text-properties style:text-position="super 58%" officeooo:rsid="00b316d8" style:font-name-asian="FreeMono" style:font-name-complex="FreeMono"/>
    </style:style>
    <style:style style:name="T7" style:family="text">
      <style:text-properties style:text-position="super 58%" officeooo:rsid="00fd9a9f" style:font-name-asian="FreeMono" style:font-name-complex="FreeMono"/>
    </style:style>
    <style:style style:name="T8" style:family="text">
      <style:text-properties style:text-position="super 58%" officeooo:rsid="001bae0a" style:font-name-asian="FreeMono" style:font-name-complex="FreeMono"/>
    </style:style>
    <style:style style:name="T9" style:family="text">
      <style:text-properties style:text-position="super 58%" officeooo:rsid="01056d88" style:font-name-asian="FreeMono" style:font-name-complex="FreeMono"/>
    </style:style>
    <style:style style:name="T10" style:family="text">
      <style:text-properties style:text-position="super 58%" officeooo:rsid="01608029" style:font-name-asian="FreeMono" style:font-name-complex="FreeMono"/>
    </style:style>
    <style:style style:name="T11" style:family="text">
      <style:text-properties style:text-position="super 58%" officeooo:rsid="01753ce0" style:font-name-asian="FreeMono" style:font-name-complex="FreeMono"/>
    </style:style>
    <style:style style:name="T12" style:family="text">
      <style:text-properties style:text-position="super 58%" officeooo:rsid="0090b343"/>
    </style:style>
    <style:style style:name="T13" style:family="text">
      <style:text-properties style:text-position="super 58%" officeooo:rsid="01056d88"/>
    </style:style>
    <style:style style:name="T14" style:family="text">
      <style:text-properties style:text-position="super 58%" fo:font-style="normal" style:font-name-asian="FreeMono" style:font-style-asian="normal" style:font-name-complex="FreeMono" style:font-style-complex="normal"/>
    </style:style>
    <style:style style:name="T15" style:family="text">
      <style:text-properties style:text-position="super 58%" fo:font-style="normal" fo:font-weight="normal" style:font-name-asian="FreeMono" style:font-style-asian="normal" style:font-weight-asian="normal" style:font-name-complex="FreeMono" style:font-style-complex="normal" style:font-weight-complex="normal"/>
    </style:style>
    <style:style style:name="T16" style:family="text">
      <style:text-properties style:text-position="super 58%" style:font-name-asian="Nachlieli CLM" style:font-name-complex="Nachlieli CLM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style:text-position="super 58%" style:font-name="FreeMono" fo:font-style="normal" style:font-name-asian="FreeMono" style:font-style-asian="normal" style:font-name-complex="FreeMono" style:font-style-complex="normal"/>
    </style:style>
    <style:style style:name="T19" style:family="text">
      <style:text-properties style:text-position="super 58%" style:font-name="FreeMono" fo:font-style="normal" officeooo:rsid="018261b9" style:font-name-asian="FreeMono" style:font-style-asian="normal" style:font-name-complex="FreeMono" style:font-style-complex="normal"/>
    </style:style>
    <style:style style:name="T20" style:family="text">
      <style:text-properties style:text-position="super 58%" style:font-name="FreeMono" fo:font-style="normal" officeooo:rsid="0193c3f4" style:font-name-asian="FreeMono" style:font-style-asian="normal" style:font-name-complex="FreeMono" style:font-style-complex="normal"/>
    </style:style>
    <style:style style:name="T21" style:family="text">
      <style:text-properties style:text-position="super 58%" style:font-name="FreeMono" fo:font-style="normal" officeooo:rsid="019ab5ad" style:font-name-asian="FreeMono" style:font-style-asian="normal" style:font-name-complex="FreeMono" style:font-style-complex="normal"/>
    </style:style>
    <style:style style:name="T22" style:family="text">
      <style:text-properties style:text-position="super 58%" style:font-name="FreeMono" officeooo:rsid="0193c3f4" style:font-name-asian="FreeMono" style:font-name-complex="FreeMono"/>
    </style:style>
    <style:style style:name="T23" style:family="text">
      <style:text-properties style:text-position="sub 58%"/>
    </style:style>
    <style:style style:name="T24" style:family="text">
      <style:text-properties style:text-position="sub 58%" officeooo:rsid="00143c2d"/>
    </style:style>
    <style:style style:name="T25" style:family="text">
      <style:text-properties style:text-position="sub 58%" style:font-name-asian="FreeMono" style:font-name-complex="FreeMono"/>
    </style:style>
    <style:style style:name="T26" style:family="text">
      <style:text-properties style:text-position="sub 58%" officeooo:rsid="009fda78" style:font-name-asian="FreeMono" style:font-name-complex="FreeMono"/>
    </style:style>
    <style:style style:name="T27" style:family="text">
      <style:text-properties style:text-position="sub 58%" officeooo:rsid="009cf778" style:font-name-asian="FreeMono" style:font-name-complex="FreeMono"/>
    </style:style>
    <style:style style:name="T28" style:family="text">
      <style:text-properties style:text-position="sub 58%" officeooo:rsid="00befa46" style:font-name-asian="FreeMono" style:font-name-complex="FreeMono"/>
    </style:style>
    <style:style style:name="T29" style:family="text">
      <style:text-properties style:text-position="sub 58%" officeooo:rsid="00ff40b5" style:font-name-asian="FreeMono" style:font-name-complex="FreeMono"/>
    </style:style>
    <style:style style:name="T30" style:family="text">
      <style:text-properties style:text-position="sub 58%" officeooo:rsid="01056d88" style:font-name-asian="FreeMono" style:font-name-complex="FreeMono"/>
    </style:style>
    <style:style style:name="T31" style:family="text">
      <style:text-properties style:text-position="sub 58%" officeooo:rsid="010b31a5" style:font-name-asian="FreeMono" style:font-name-complex="FreeMono"/>
    </style:style>
    <style:style style:name="T32" style:family="text">
      <style:text-properties style:text-position="sub 58%" officeooo:rsid="01628d37" style:font-name-asian="FreeMono" style:font-name-complex="FreeMono"/>
    </style:style>
    <style:style style:name="T33" style:family="text">
      <style:text-properties style:text-position="sub 58%" officeooo:rsid="017180bb" style:font-name-asian="FreeMono" style:font-name-complex="FreeMono"/>
    </style:style>
    <style:style style:name="T34" style:family="text">
      <style:text-properties style:text-position="sub 58%" fo:font-style="normal" style:font-name-asian="FreeMono" style:font-style-asian="normal" style:font-name-complex="FreeMono" style:font-style-complex="normal"/>
    </style:style>
    <style:style style:name="T35" style:family="text">
      <style:text-properties style:text-position="sub 58%" fo:font-style="normal" officeooo:rsid="01229642" style:font-name-asian="FreeMono" style:font-style-asian="normal" style:font-name-complex="FreeMono" style:font-style-complex="normal"/>
    </style:style>
    <style:style style:name="T36" style:family="text">
      <style:text-properties style:text-position="sub 58%" fo:font-style="normal" officeooo:rsid="01249c4f" style:font-name-asian="FreeMono" style:font-style-asian="normal" style:font-name-complex="FreeMono" style:font-style-complex="normal"/>
    </style:style>
    <style:style style:name="T37" style:family="text">
      <style:text-properties style:text-position="sub 58%" fo:font-style="normal" officeooo:rsid="012f9d15" style:font-name-asian="FreeMono" style:font-style-asian="normal" style:font-name-complex="FreeMono" style:font-style-complex="normal"/>
    </style:style>
    <style:style style:name="T38" style:family="text">
      <style:text-properties style:text-position="sub 58%" fo:font-style="normal" officeooo:rsid="0135159c" style:font-name-asian="FreeMono" style:font-style-asian="normal" style:font-name-complex="FreeMono" style:font-style-complex="normal"/>
    </style:style>
    <style:style style:name="T39" style:family="text">
      <style:text-properties style:text-position="sub 58%" fo:font-weight="normal" style:font-weight-asian="normal" style:font-weight-complex="normal"/>
    </style:style>
    <style:style style:name="T40" style:family="text">
      <style:text-properties style:text-position="sub 58%" officeooo:rsid="017bc618"/>
    </style:style>
    <style:style style:name="T41" style:family="text">
      <style:text-properties style:text-position="sub 58%" style:font-name="FreeMono" fo:font-style="normal" style:font-name-asian="FreeMono" style:font-style-asian="normal" style:font-name-complex="FreeMono" style:font-style-complex="normal"/>
    </style:style>
    <style:style style:name="T42" style:family="text">
      <style:text-properties style:text-position="sub 58%" style:font-name="FreeMono" fo:font-style="normal" officeooo:rsid="018261b9" style:font-name-asian="FreeMono" style:font-style-asian="normal" style:font-name-complex="FreeMono" style:font-style-complex="normal"/>
    </style:style>
    <style:style style:name="T43" style:family="text">
      <style:text-properties style:text-position="sub 58%" style:font-name="FreeMono" fo:font-style="normal" officeooo:rsid="0193c3f4" style:font-name-asian="FreeMono" style:font-style-asian="normal" style:font-name-complex="FreeMono" style:font-style-complex="normal"/>
    </style:style>
    <style:style style:name="T44" style:family="text">
      <style:text-properties style:text-position="sub 58%" style:font-name="FreeMono" officeooo:rsid="0193c3f4" style:font-name-asian="FreeMono" style:font-name-complex="FreeMono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143c2d"/>
    </style:style>
    <style:style style:name="T47" style:family="text">
      <style:text-properties style:text-position="0% 100%" officeooo:rsid="0013cd37"/>
    </style:style>
    <style:style style:name="T48" style:family="text">
      <style:text-properties style:text-position="0% 100%" style:font-name-asian="FreeMono" style:font-name-complex="FreeMono"/>
    </style:style>
    <style:style style:name="T49" style:family="text">
      <style:text-properties style:text-position="0% 100%" officeooo:rsid="008d0c08" style:font-name-asian="FreeMono" style:font-name-complex="FreeMono"/>
    </style:style>
    <style:style style:name="T50" style:family="text">
      <style:text-properties style:text-position="0% 100%" officeooo:rsid="009004c0" style:font-name-asian="FreeMono" style:font-name-complex="FreeMono"/>
    </style:style>
    <style:style style:name="T51" style:family="text">
      <style:text-properties style:text-position="0% 100%" officeooo:rsid="009fda78" style:font-name-asian="FreeMono" style:font-name-complex="FreeMono"/>
    </style:style>
    <style:style style:name="T52" style:family="text">
      <style:text-properties style:text-position="0% 100%" officeooo:rsid="00a10190" style:font-name-asian="FreeMono" style:font-name-complex="FreeMono"/>
    </style:style>
    <style:style style:name="T53" style:family="text">
      <style:text-properties style:text-position="0% 100%" officeooo:rsid="009cf778" style:font-name-asian="FreeMono" style:font-name-complex="FreeMono"/>
    </style:style>
    <style:style style:name="T54" style:family="text">
      <style:text-properties style:text-position="0% 100%" officeooo:rsid="00aec8c0" style:font-name-asian="FreeMono" style:font-name-complex="FreeMono"/>
    </style:style>
    <style:style style:name="T55" style:family="text">
      <style:text-properties style:text-position="0% 100%" officeooo:rsid="00b0c236" style:font-name-asian="FreeMono" style:font-name-complex="FreeMono"/>
    </style:style>
    <style:style style:name="T56" style:family="text">
      <style:text-properties style:text-position="0% 100%" officeooo:rsid="00b316d8" style:font-name-asian="FreeMono" style:font-name-complex="FreeMono"/>
    </style:style>
    <style:style style:name="T57" style:family="text">
      <style:text-properties style:text-position="0% 100%" officeooo:rsid="00cebe54" style:font-name-asian="FreeMono" style:font-name-complex="FreeMono"/>
    </style:style>
    <style:style style:name="T58" style:family="text">
      <style:text-properties style:text-position="0% 100%" officeooo:rsid="0013cd37" style:font-name-asian="FreeMono" style:font-name-complex="FreeMono"/>
    </style:style>
    <style:style style:name="T59" style:family="text">
      <style:text-properties style:text-position="0% 100%" officeooo:rsid="00fd9a9f" style:font-name-asian="FreeMono" style:font-name-complex="FreeMono"/>
    </style:style>
    <style:style style:name="T60" style:family="text">
      <style:text-properties style:text-position="0% 100%" officeooo:rsid="00ff40b5" style:font-name-asian="FreeMono" style:font-name-complex="FreeMono"/>
    </style:style>
    <style:style style:name="T61" style:family="text">
      <style:text-properties style:text-position="0% 100%" officeooo:rsid="001bae0a" style:font-name-asian="FreeMono" style:font-name-complex="FreeMono"/>
    </style:style>
    <style:style style:name="T62" style:family="text">
      <style:text-properties style:text-position="0% 100%" officeooo:rsid="01056d88" style:font-name-asian="FreeMono" style:font-name-complex="FreeMono"/>
    </style:style>
    <style:style style:name="T63" style:family="text">
      <style:text-properties style:text-position="0% 100%" officeooo:rsid="01064085" style:font-name-asian="FreeMono" style:font-name-complex="FreeMono"/>
    </style:style>
    <style:style style:name="T64" style:family="text">
      <style:text-properties style:text-position="0% 100%" officeooo:rsid="01083947" style:font-name-asian="FreeMono" style:font-name-complex="FreeMono"/>
    </style:style>
    <style:style style:name="T65" style:family="text">
      <style:text-properties style:text-position="0% 100%" officeooo:rsid="0109c6d2" style:font-name-asian="FreeMono" style:font-name-complex="FreeMono"/>
    </style:style>
    <style:style style:name="T66" style:family="text">
      <style:text-properties style:text-position="0% 100%" officeooo:rsid="010b31a5" style:font-name-asian="FreeMono" style:font-name-complex="FreeMono"/>
    </style:style>
    <style:style style:name="T67" style:family="text">
      <style:text-properties style:text-position="0% 100%" officeooo:rsid="010c3e2e" style:font-name-asian="FreeMono" style:font-name-complex="FreeMono"/>
    </style:style>
    <style:style style:name="T68" style:family="text">
      <style:text-properties style:text-position="0% 100%" officeooo:rsid="008ade5a"/>
    </style:style>
    <style:style style:name="T69" style:family="text">
      <style:text-properties style:text-position="0% 100%" officeooo:rsid="009004c0"/>
    </style:style>
    <style:style style:name="T70" style:family="text">
      <style:text-properties style:text-position="0% 100%" officeooo:rsid="0090b343"/>
    </style:style>
    <style:style style:name="T71" style:family="text">
      <style:text-properties style:text-position="0% 100%" officeooo:rsid="00d8052d"/>
    </style:style>
    <style:style style:name="T72" style:family="text">
      <style:text-properties style:text-position="0% 100%" fo:font-style="italic" officeooo:rsid="00d8052d" style:font-style-asian="italic" style:font-style-complex="italic"/>
    </style:style>
    <style:style style:name="T73" style:family="text">
      <style:text-properties style:text-position="0% 100%" fo:font-style="italic" officeooo:rsid="00403cb9" style:font-name-asian="Nachlieli CLM" style:font-style-asian="italic" style:font-name-complex="Nachlieli CLM" style:font-style-complex="italic"/>
    </style:style>
    <style:style style:name="T74" style:family="text">
      <style:text-properties style:text-position="0% 100%" fo:font-style="italic" officeooo:rsid="01249c4f" style:font-name-asian="FreeMono" style:font-style-asian="italic" style:font-name-complex="FreeMono" style:font-style-complex="italic"/>
    </style:style>
    <style:style style:name="T75" style:family="text">
      <style:text-properties style:text-position="0% 100%" fo:font-weight="bold" officeooo:rsid="0013cd37" style:font-name-asian="FreeMono" style:font-weight-asian="bold" style:font-name-complex="FreeMono" style:font-weight-complex="bold"/>
    </style:style>
    <style:style style:name="T76" style:family="text">
      <style:text-properties style:text-position="0% 100%" officeooo:rsid="01056d88"/>
    </style:style>
    <style:style style:name="T77" style:family="text">
      <style:text-properties style:text-position="0% 100%" style:font-name="Nachlieli CLM" style:font-name-asian="Nachlieli CLM" style:font-name-complex="Nachlieli CLM"/>
    </style:style>
    <style:style style:name="T78" style:family="text">
      <style:text-properties style:text-position="0% 100%" style:font-name="Nachlieli CLM" officeooo:rsid="010b31a5" style:font-name-asian="Nachlieli CLM" style:font-name-complex="Nachlieli CLM"/>
    </style:style>
    <style:style style:name="T79" style:family="text">
      <style:text-properties style:text-position="0% 100%" style:font-name="Nachlieli CLM" officeooo:rsid="01056d88" style:font-name-asian="Nachlieli CLM" style:font-name-complex="Nachlieli CLM"/>
    </style:style>
    <style:style style:name="T80" style:family="text">
      <style:text-properties style:text-position="0% 100%" style:font-name-asian="Noto Serif CJK SC" style:font-name-complex="FreeSans"/>
    </style:style>
    <style:style style:name="T81" style:family="text">
      <style:text-properties style:text-position="0% 100%" style:font-name-asian="Nachlieli CLM" style:font-name-complex="Nachlieli CLM"/>
    </style:style>
    <style:style style:name="T82" style:family="text">
      <style:text-properties style:text-position="0% 100%" officeooo:rsid="0013cd37" style:font-name-asian="Nachlieli CLM" style:font-name-complex="Nachlieli CLM"/>
    </style:style>
    <style:style style:name="T83" style:family="text">
      <style:text-properties style:text-position="0% 100%" officeooo:rsid="00403cb9" style:font-name-asian="Nachlieli CLM" style:font-name-complex="Nachlieli CLM"/>
    </style:style>
    <style:style style:name="T84" style:family="text">
      <style:text-properties style:text-position="0% 100%" officeooo:rsid="01133bf7" style:font-name-asian="Nachlieli CLM" style:font-name-complex="Nachlieli CLM"/>
    </style:style>
    <style:style style:name="T85" style:family="text">
      <style:text-properties style:text-position="0% 100%" officeooo:rsid="01163f0f"/>
    </style:style>
    <style:style style:name="T86" style:family="text">
      <style:text-properties style:text-position="0% 100%" officeooo:rsid="0116d17a"/>
    </style:style>
    <style:style style:name="T87" style:family="text">
      <style:text-properties style:text-position="0% 100%" fo:font-style="normal" style:font-name-asian="FreeMono" style:font-style-asian="normal" style:font-name-complex="FreeMono" style:font-style-complex="normal"/>
    </style:style>
    <style:style style:name="T88" style:family="text">
      <style:text-properties style:text-position="0% 100%" fo:font-style="normal" officeooo:rsid="009cf778" style:font-name-asian="FreeMono" style:font-style-asian="normal" style:font-name-complex="FreeMono" style:font-style-complex="normal"/>
    </style:style>
    <style:style style:name="T89" style:family="text">
      <style:text-properties style:text-position="0% 100%" fo:font-style="normal" officeooo:rsid="01229642" style:font-name-asian="FreeMono" style:font-style-asian="normal" style:font-name-complex="FreeMono" style:font-style-complex="normal"/>
    </style:style>
    <style:style style:name="T90" style:family="text">
      <style:text-properties style:text-position="0% 100%" fo:font-style="normal" officeooo:rsid="01249c4f" style:font-name-asian="FreeMono" style:font-style-asian="normal" style:font-name-complex="FreeMono" style:font-style-complex="normal"/>
    </style:style>
    <style:style style:name="T91" style:family="text">
      <style:text-properties style:text-position="0% 100%" fo:font-style="normal" officeooo:rsid="0124f384" style:font-name-asian="FreeMono" style:font-style-asian="normal" style:font-name-complex="FreeMono" style:font-style-complex="normal"/>
    </style:style>
    <style:style style:name="T92" style:family="text">
      <style:text-properties style:text-position="0% 100%" fo:font-style="normal" officeooo:rsid="0125227e" style:font-name-asian="FreeMono" style:font-style-asian="normal" style:font-name-complex="FreeMono" style:font-style-complex="normal"/>
    </style:style>
    <style:style style:name="T93" style:family="text">
      <style:text-properties style:text-position="0% 100%" fo:font-style="normal" officeooo:rsid="0129b671" style:font-name-asian="FreeMono" style:font-style-asian="normal" style:font-name-complex="FreeMono" style:font-style-complex="normal"/>
    </style:style>
    <style:style style:name="T94" style:family="text">
      <style:text-properties style:text-position="0% 100%" fo:font-style="normal" officeooo:rsid="012b71cd" style:font-name-asian="FreeMono" style:font-style-asian="normal" style:font-name-complex="FreeMono" style:font-style-complex="normal"/>
    </style:style>
    <style:style style:name="T95" style:family="text">
      <style:text-properties style:text-position="0% 100%" fo:font-style="normal" officeooo:rsid="012f9d15" style:font-name-asian="FreeMono" style:font-style-asian="normal" style:font-name-complex="FreeMono" style:font-style-complex="normal"/>
    </style:style>
    <style:style style:name="T96" style:family="text">
      <style:text-properties style:text-position="0% 100%" fo:font-style="normal" officeooo:rsid="01303da8" style:font-name-asian="FreeMono" style:font-style-asian="normal" style:font-name-complex="FreeMono" style:font-style-complex="normal"/>
    </style:style>
    <style:style style:name="T97" style:family="text">
      <style:text-properties style:text-position="0% 100%" fo:font-style="normal" officeooo:rsid="01342131" style:font-name-asian="FreeMono" style:font-style-asian="normal" style:font-name-complex="FreeMono" style:font-style-complex="normal"/>
    </style:style>
    <style:style style:name="T98" style:family="text">
      <style:text-properties style:text-position="0% 100%" fo:font-style="normal" officeooo:rsid="0135159c" style:font-name-asian="FreeMono" style:font-style-asian="normal" style:font-name-complex="FreeMono" style:font-style-complex="normal"/>
    </style:style>
    <style:style style:name="T99" style:family="text">
      <style:text-properties style:text-position="0% 100%" officeooo:rsid="017bc618"/>
    </style:style>
    <style:style style:name="T100" style:family="text">
      <style:text-properties style:text-position="0% 100%" officeooo:rsid="018e7e99"/>
    </style:style>
    <style:style style:name="T101" style:family="text">
      <style:text-properties style:text-position="0% 100%" style:font-name="FreeMono" officeooo:rsid="01907569" style:font-name-asian="FreeMono" style:font-name-complex="FreeMono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033b28d" style:font-style-asian="italic" style:font-style-complex="italic"/>
    </style:style>
    <style:style style:name="T104" style:family="text">
      <style:text-properties fo:font-style="italic" officeooo:rsid="003c04f9" style:font-style-asian="italic" style:font-style-complex="italic"/>
    </style:style>
    <style:style style:name="T105" style:family="text">
      <style:text-properties fo:font-style="italic" officeooo:rsid="007a9c69" style:font-style-asian="italic" style:font-style-complex="italic"/>
    </style:style>
    <style:style style:name="T106" style:family="text">
      <style:text-properties fo:font-style="italic" officeooo:rsid="008397ec" style:font-style-asian="italic" style:font-style-complex="italic"/>
    </style:style>
    <style:style style:name="T107" style:family="text">
      <style:text-properties fo:font-style="italic" officeooo:rsid="00858fdd" style:font-style-asian="italic" style:font-style-complex="italic"/>
    </style:style>
    <style:style style:name="T108" style:family="text">
      <style:text-properties officeooo:rsid="0033b28d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03c04f9" style:font-style-asian="normal" style:font-style-complex="normal"/>
    </style:style>
    <style:style style:name="T111" style:family="text">
      <style:text-properties fo:font-style="normal" officeooo:rsid="0013cd37" style:font-style-asian="normal" style:font-style-complex="normal"/>
    </style:style>
    <style:style style:name="T112" style:family="text">
      <style:text-properties fo:font-style="normal" officeooo:rsid="008397ec" style:font-style-asian="normal" style:font-style-complex="normal"/>
    </style:style>
    <style:style style:name="T113" style:family="text">
      <style:text-properties fo:font-style="normal" style:font-name-asian="FreeMono" style:font-style-asian="normal" style:font-name-complex="FreeMono" style:font-style-complex="normal"/>
    </style:style>
    <style:style style:name="T114" style:family="text">
      <style:text-properties fo:font-style="normal" officeooo:rsid="0013cd37" style:font-name-asian="FreeMono" style:font-style-asian="normal" style:font-name-complex="FreeMono" style:font-style-complex="normal"/>
    </style:style>
    <style:style style:name="T115" style:family="text">
      <style:text-properties fo:font-style="normal" officeooo:rsid="015bcb01" style:font-name-asian="FreeMono" style:font-style-asian="normal" style:font-name-complex="FreeMono" style:font-style-complex="normal"/>
    </style:style>
    <style:style style:name="T116" style:family="text">
      <style:text-properties fo:font-style="normal" officeooo:rsid="018261b9" style:font-name-asian="FreeMono" style:font-style-asian="normal" style:font-name-complex="FreeMono" style:font-style-complex="normal"/>
    </style:style>
    <style:style style:name="T117" style:family="text">
      <style:text-properties fo:font-style="normal" officeooo:rsid="009cf778" style:font-name-asian="FreeMono" style:font-style-asian="normal" style:font-name-complex="FreeMono" style:font-style-complex="normal"/>
    </style:style>
    <style:style style:name="T118" style:family="text">
      <style:text-properties fo:font-style="normal" fo:font-weight="normal" style:font-name-asian="FreeMono" style:font-style-asian="normal" style:font-weight-asian="normal" style:font-name-complex="FreeMono" style:font-style-complex="normal" style:font-weight-complex="normal"/>
    </style:style>
    <style:style style:name="T119" style:family="text">
      <style:text-properties fo:font-style="normal" fo:font-weight="normal" officeooo:rsid="009cf778" style:font-name-asian="FreeMono" style:font-style-asian="normal" style:font-weight-asian="normal" style:font-name-complex="FreeMono" style:font-style-complex="normal" style:font-weight-complex="normal"/>
    </style:style>
    <style:style style:name="T120" style:family="text">
      <style:text-properties fo:font-style="normal" fo:font-weight="normal" officeooo:rsid="0013cd37" style:font-name-asian="FreeMono" style:font-style-asian="normal" style:font-weight-asian="normal" style:font-name-complex="FreeMono" style:font-style-complex="normal" style:font-weight-complex="normal"/>
    </style:style>
    <style:style style:name="T121" style:family="text">
      <style:text-properties style:font-name-asian="FreeMono" style:font-name-complex="FreeMono"/>
    </style:style>
    <style:style style:name="T122" style:family="text">
      <style:text-properties officeooo:rsid="005d5b3f" style:font-name-asian="FreeMono" style:font-name-complex="FreeMono"/>
    </style:style>
    <style:style style:name="T123" style:family="text">
      <style:text-properties officeooo:rsid="0085ba6b" style:font-name-asian="FreeMono" style:font-name-complex="FreeMono"/>
    </style:style>
    <style:style style:name="T124" style:family="text">
      <style:text-properties officeooo:rsid="009cf778" style:font-name-asian="FreeMono" style:font-name-complex="FreeMono"/>
    </style:style>
    <style:style style:name="T125" style:family="text">
      <style:text-properties officeooo:rsid="00b0c236" style:font-name-asian="FreeMono" style:font-name-complex="FreeMono"/>
    </style:style>
    <style:style style:name="T126" style:family="text">
      <style:text-properties officeooo:rsid="009fda78" style:font-name-asian="FreeMono" style:font-name-complex="FreeMono"/>
    </style:style>
    <style:style style:name="T127" style:family="text">
      <style:text-properties officeooo:rsid="00b316d8" style:font-name-asian="FreeMono" style:font-name-complex="FreeMono"/>
    </style:style>
    <style:style style:name="T128" style:family="text">
      <style:text-properties officeooo:rsid="00bb9ef7" style:font-name-asian="FreeMono" style:font-name-complex="FreeMono"/>
    </style:style>
    <style:style style:name="T129" style:family="text">
      <style:text-properties officeooo:rsid="00befa46" style:font-name-asian="FreeMono" style:font-name-complex="FreeMono"/>
    </style:style>
    <style:style style:name="T130" style:family="text">
      <style:text-properties officeooo:rsid="00c298d1" style:font-name-asian="FreeMono" style:font-name-complex="FreeMono"/>
    </style:style>
    <style:style style:name="T131" style:family="text">
      <style:text-properties officeooo:rsid="00c4efc8" style:font-name-asian="FreeMono" style:font-name-complex="FreeMono"/>
    </style:style>
    <style:style style:name="T132" style:family="text">
      <style:text-properties officeooo:rsid="00c6a7f5" style:font-name-asian="FreeMono" style:font-name-complex="FreeMono"/>
    </style:style>
    <style:style style:name="T133" style:family="text">
      <style:text-properties officeooo:rsid="00c90785" style:font-name-asian="FreeMono" style:font-name-complex="FreeMono"/>
    </style:style>
    <style:style style:name="T134" style:family="text">
      <style:text-properties officeooo:rsid="00ca9f66" style:font-name-asian="FreeMono" style:font-name-complex="FreeMono"/>
    </style:style>
    <style:style style:name="T135" style:family="text">
      <style:text-properties officeooo:rsid="00d0be01" style:font-name-asian="FreeMono" style:font-name-complex="FreeMono"/>
    </style:style>
    <style:style style:name="T136" style:family="text">
      <style:text-properties officeooo:rsid="00d61fae" style:font-name-asian="FreeMono" style:font-name-complex="FreeMono"/>
    </style:style>
    <style:style style:name="T137" style:family="text">
      <style:text-properties officeooo:rsid="00ff40b5" style:font-name-asian="FreeMono" style:font-name-complex="FreeMono"/>
    </style:style>
    <style:style style:name="T138" style:family="text">
      <style:text-properties officeooo:rsid="01608029" style:font-name-asian="FreeMono" style:font-name-complex="FreeMono"/>
    </style:style>
    <style:style style:name="T139" style:family="text">
      <style:text-properties officeooo:rsid="01628d37" style:font-name-asian="FreeMono" style:font-name-complex="FreeMono"/>
    </style:style>
    <style:style style:name="T140" style:family="text">
      <style:text-properties officeooo:rsid="01634c8b" style:font-name-asian="FreeMono" style:font-name-complex="FreeMono"/>
    </style:style>
    <style:style style:name="T141" style:family="text">
      <style:text-properties officeooo:rsid="016590a8" style:font-name-asian="FreeMono" style:font-name-complex="FreeMono"/>
    </style:style>
    <style:style style:name="T142" style:family="text">
      <style:text-properties officeooo:rsid="017180bb" style:font-name-asian="FreeMono" style:font-name-complex="FreeMono"/>
    </style:style>
    <style:style style:name="T143" style:family="text">
      <style:text-properties officeooo:rsid="00fd9a9f" style:font-name-asian="FreeMono" style:font-name-complex="FreeMono"/>
    </style:style>
    <style:style style:name="T144" style:family="text">
      <style:text-properties officeooo:rsid="001bae0a" style:font-name-asian="FreeMono" style:font-name-complex="FreeMono"/>
    </style:style>
    <style:style style:name="T145" style:family="text">
      <style:text-properties officeooo:rsid="01753ce0" style:font-name-asian="FreeMono" style:font-name-complex="FreeMono"/>
    </style:style>
    <style:style style:name="T146" style:family="text">
      <style:text-properties officeooo:rsid="0013cd37" style:font-name-asian="FreeMono" style:font-name-complex="FreeMono"/>
    </style:style>
    <style:style style:name="T147" style:family="text">
      <style:text-properties officeooo:rsid="005f2318"/>
    </style:style>
    <style:style style:name="T148" style:family="text">
      <style:text-properties fo:font-weight="bold" officeooo:rsid="0013cd37" style:font-weight-asian="bold" style:font-weight-complex="bold"/>
    </style:style>
    <style:style style:name="T149" style:family="text">
      <style:text-properties officeooo:rsid="008397ec"/>
    </style:style>
    <style:style style:name="T150" style:family="text">
      <style:text-properties officeooo:rsid="00858fdd"/>
    </style:style>
    <style:style style:name="T151" style:family="text">
      <style:text-properties officeooo:rsid="01042c66"/>
    </style:style>
    <style:style style:name="T152" style:family="text">
      <style:text-properties officeooo:rsid="01229642"/>
    </style:style>
    <style:style style:name="T153" style:family="text">
      <style:text-properties style:font-name="Nachlieli CLM" officeooo:rsid="015485ab" style:font-name-asian="Nachlieli CLM" style:font-name-complex="Nachlieli CLM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style:font-name="FreeMono" officeooo:rsid="018261b9" style:font-name-asian="FreeMono" style:font-name-complex="FreeMono"/>
    </style:style>
    <style:style style:name="T156" style:family="text">
      <style:text-properties style:font-name="FreeMono" officeooo:rsid="0193c3f4" style:font-name-asian="FreeMono" style:font-name-complex="FreeMono"/>
    </style:style>
    <style:style style:name="T157" style:family="text">
      <style:text-properties style:font-name="FreeMono" fo:font-style="normal" style:font-name-asian="FreeMono" style:font-style-asian="normal" style:font-name-complex="FreeMono" style:font-style-complex="normal"/>
    </style:style>
    <style:style style:name="T158" style:family="text">
      <style:text-properties style:font-name="FreeMono" fo:font-style="normal" officeooo:rsid="01907569" style:font-name-asian="FreeMono" style:font-style-asian="normal" style:font-name-complex="FreeMono" style:font-style-complex="normal"/>
    </style:style>
    <style:style style:name="T159" style:family="text">
      <style:text-properties style:font-name="FreeMono" fo:font-style="normal" officeooo:rsid="018261b9" style:font-name-asian="FreeMono" style:font-style-asian="normal" style:font-name-complex="FreeMono" style:font-style-complex="normal"/>
    </style:style>
    <style:style style:name="T160" style:family="text">
      <style:text-properties style:font-name="FreeMono" fo:font-style="normal" officeooo:rsid="0193c3f4" style:font-name-asian="FreeMono" style:font-style-asian="normal" style:font-name-complex="FreeMono" style:font-style-complex="normal"/>
    </style:style>
    <style:style style:name="T161" style:family="text">
      <style:text-properties style:font-name="FreeMono" fo:font-style="normal" officeooo:rsid="0195ef31" style:font-name-asian="FreeMono" style:font-style-asian="normal" style:font-name-complex="FreeMono" style:font-style-complex="normal"/>
    </style:style>
    <style:style style:name="T162" style:family="text">
      <style:text-properties style:font-name="FreeMono" fo:font-style="normal" officeooo:rsid="019ab5ad" style:font-name-asian="FreeMono" style:font-style-asian="normal" style:font-name-complex="FreeMono" style:font-style-complex="normal"/>
    </style:style>
    <style:style style:name="T163" style:family="text">
      <style:text-properties officeooo:rsid="009cf778"/>
    </style:style>
    <style:style style:name="T164" style:family="text">
      <style:text-properties officeooo:rsid="019f10f0"/>
    </style:style>
    <style:style style:name="T165" style:family="text">
      <style:text-properties officeooo:rsid="01a2ce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2</text:p>
      <text:p text:style-name="P1">01/30/19</text:p>
      <text:p text:style-name="P1"/>
      <text:p text:style-name="P3">PROBLEM 1</text:p>
      <text:p text:style-name="P5">Prove that x<text:span text:style-name="T2">3 </text:span>+ 1000x<text:span text:style-name="T2">2 </text:span>+ 50x + 2000 = Θ(x<text:span text:style-name="T2">3</text:span>). Prove this directly from the definition of Θ on page 44 of CLRS, by finding specific constants c<text:span text:style-name="T24">1</text:span>, c<text:span text:style-name="T24">2</text:span><text:span text:style-name="T46">,</text:span> and n<text:span text:style-name="T24">0</text:span>, and showing that all relevant inequalities hold.</text:p>
      <text:p text:style-name="P2"/>
      <text:p text:style-name="P57"/>
      <text:p text:style-name="P12">Definition of <text:span text:style-name="T1">Θ: </text:span><text:span text:style-name="T148"><text:s/></text:span><text:span text:style-name="T1">Θ</text:span>(g(n))= { f(n): there exists positive constants c<text:span text:style-name="T23">1</text:span><text:span text:style-name="T45">, c</text:span><text:span text:style-name="T23">2</text:span><text:span text:style-name="T45">, and n</text:span><text:span text:style-name="T23">0</text:span><text:span text:style-name="T45"> such that 0 </text:span><text:span text:style-name="T48">≤ c</text:span><text:span text:style-name="T25">1*</text:span><text:span text:style-name="T48">g(n) ≤ </text:span><text:span text:style-name="T51">f(n) </text:span><text:span text:style-name="T48">≤ c</text:span><text:span text:style-name="T26">2</text:span><text:span text:style-name="T25">*</text:span><text:span text:style-name="T48">g(n) </text:span><text:span text:style-name="T51">for all n ≥ n</text:span><text:span text:style-name="T26">0</text:span><text:span text:style-name="T51">. </text:span><text:span text:style-name="T52">}</text:span></text:p>
      <text:p text:style-name="P36"/>
      <text:p text:style-name="P13"><text:span text:style-name="T52">N</text:span><text:span text:style-name="T48">eed to prove: </text:span><text:span text:style-name="T53">0 ≤ c</text:span><text:span text:style-name="T27">1</text:span><text:span text:style-name="T53">*</text:span><text:span text:style-name="T54">x</text:span><text:span text:style-name="T4">3</text:span><text:span text:style-name="T53"> ≤ </text:span><text:span text:style-name="T55">x</text:span><text:span text:style-name="T5">3</text:span><text:span text:style-name="T55"> + 1000(x)</text:span><text:span text:style-name="T5">3</text:span><text:span text:style-name="T55"> + 50(x) + 2000</text:span><text:span text:style-name="T51"> </text:span><text:span text:style-name="T53">≤ c</text:span><text:span text:style-name="T26">2</text:span><text:span text:style-name="T53">*</text:span><text:span text:style-name="T54">x</text:span><text:span text:style-name="T4">3</text:span><text:span text:style-name="T53"> </text:span><text:span text:style-name="T51">for all </text:span><text:span text:style-name="T55">x</text:span><text:span text:style-name="T51"> ≥ n</text:span><text:span text:style-name="T26">0</text:span><text:span text:style-name="T57"> with some </text:span><text:span text:style-name="T53">c</text:span><text:span text:style-name="T27">1</text:span><text:span text:style-name="T57"> and </text:span><text:span text:style-name="T53">c</text:span><text:span text:style-name="T26">2</text:span><text:span text:style-name="T51">.</text:span></text:p>
      <text:p text:style-name="P37"/>
      <text:p text:style-name="P58"><text:span text:style-name="T53">0 ≤ c</text:span><text:span text:style-name="T27">1</text:span><text:span text:style-name="T53">*</text:span><text:span text:style-name="T54">x</text:span><text:span text:style-name="T4">3</text:span><text:span text:style-name="T53"> ≤ </text:span><text:span text:style-name="T55">x</text:span><text:span text:style-name="T5">3</text:span><text:span text:style-name="T55"> + 1000(x)</text:span><text:span text:style-name="T5">3</text:span><text:span text:style-name="T55"> + 50(x) + 2000</text:span><text:span text:style-name="T51"> </text:span><text:span text:style-name="T53">≤ c</text:span><text:span text:style-name="T26">2</text:span><text:span text:style-name="T53">*</text:span><text:span text:style-name="T54">x</text:span><text:span text:style-name="T4">3</text:span></text:p>
      <text:p text:style-name="P59"><text:span text:style-name="T53">c</text:span><text:span text:style-name="T27">1</text:span><text:span text:style-name="T53"> ≤ </text:span><text:span text:style-name="T56">1</text:span><text:span text:style-name="T55"> + 1000</text:span><text:span text:style-name="T56">(1/x)</text:span><text:span text:style-name="T55"> + 50(</text:span><text:span text:style-name="T56">1/x</text:span><text:span text:style-name="T6">2</text:span><text:span text:style-name="T55">) + 2000</text:span><text:span text:style-name="T56">(1/x</text:span><text:span text:style-name="T6">3</text:span><text:span text:style-name="T56">)</text:span><text:span text:style-name="T51"> </text:span><text:span text:style-name="T53">≤ c</text:span><text:span text:style-name="T26">2</text:span></text:p>
      <text:p text:style-name="P96"/>
      <text:p text:style-name="P75"><text:span text:style-name="T124">A</text:span><text:span text:style-name="T121">s x increases to infinity, the terms </text:span><text:span text:style-name="T125">1000</text:span><text:span text:style-name="T127">(1/x), </text:span><text:span text:style-name="T125">50(</text:span><text:span text:style-name="T127">1/x</text:span><text:span text:style-name="T6">2</text:span><text:span text:style-name="T125">), </text:span><text:span text:style-name="T121">and</text:span><text:span text:style-name="T125"> 2000</text:span><text:span text:style-name="T127">(1/x</text:span><text:span text:style-name="T6">3</text:span><text:span text:style-name="T127">) </text:span><text:span text:style-name="T121">will approach 0. </text:span></text:p>
      <text:p text:style-name="P88"/>
      <text:p text:style-name="P75"><text:span text:style-name="T121">This means that the sum </text:span><text:span text:style-name="T127">1</text:span><text:span text:style-name="T125"> + 1000</text:span><text:span text:style-name="T127">(1/x)</text:span><text:span text:style-name="T125"> + 50(</text:span><text:span text:style-name="T127">1/x</text:span><text:span text:style-name="T6">2</text:span><text:span text:style-name="T125">) + 2000</text:span><text:span text:style-name="T127">(1/x</text:span><text:span text:style-name="T6">3</text:span><text:span text:style-name="T127">)</text:span><text:span text:style-name="T126"> </text:span><text:span text:style-name="T128">will converge to 1 </text:span><text:span text:style-name="T136">but never go below it</text:span><text:span text:style-name="T128">.</text:span></text:p>
      <text:p text:style-name="P89"/>
      <text:p text:style-name="P76"><text:span text:style-name="T128">L</text:span><text:span text:style-name="T121">et </text:span><text:span text:style-name="T124">c</text:span><text:span text:style-name="T27">1</text:span><text:span text:style-name="T124"> </text:span><text:span text:style-name="T121">= ½, </text:span><text:span text:style-name="T124">c</text:span><text:span text:style-name="T25">2</text:span><text:span text:style-name="T121"> = 1</text:span><text:span text:style-name="T134">5</text:span><text:span text:style-name="T121">, </text:span><text:span text:style-name="T129">and n</text:span><text:span text:style-name="T28">0</text:span><text:span text:style-name="T129"> = </text:span><text:span text:style-name="T130">1</text:span><text:span text:style-name="T131">00</text:span><text:span text:style-name="T130">.</text:span></text:p>
      <text:p text:style-name="P90"/>
      <text:p text:style-name="P77"><text:span text:style-name="T130">1 </text:span><text:span text:style-name="T121">+ 1000(1/100) + 50(1/</text:span><text:span text:style-name="T132">10000) </text:span><text:span text:style-name="T133">+ 2000(1000000) </text:span></text:p>
      <text:p text:style-name="P91">= 1 + 10 + 1/200 + 1/500</text:p>
      <text:p text:style-name="P91">= 11.007</text:p>
      <text:p text:style-name="P91"/>
      <text:p text:style-name="P78"><text:span text:style-name="T121">0 ≤ </text:span><text:span text:style-name="T135">1/2</text:span><text:span text:style-name="T121"> ≤ </text:span><text:span text:style-name="T135">11.007</text:span><text:span text:style-name="T126"> </text:span><text:span text:style-name="T121">≤ </text:span><text:span text:style-name="T135">15</text:span></text:p>
      <text:p text:style-name="P97">PROBLEM 2</text:p>
      <text:p text:style-name="P63">Show that for any real constants <text:span text:style-name="T102">a</text:span> and <text:span text:style-name="T102">b</text:span>, where <text:span text:style-name="T102">b </text:span>&gt; 0,</text:p>
      <text:p text:style-name="P64">(n + a)<text:span text:style-name="T2">b</text:span><text:span text:style-name="T45"> = </text:span><text:span text:style-name="T47">Θ</text:span><text:span text:style-name="T45">(n</text:span><text:span text:style-name="T2">b</text:span><text:span text:style-name="T45">). </text:span><text:span text:style-name="T71">Note that </text:span><text:span text:style-name="T72">a</text:span><text:span text:style-name="T71"> and </text:span><text:span text:style-name="T72">b</text:span><text:span text:style-name="T71"> might not be integers.</text:span></text:p>
      <text:p text:style-name="P94"/>
      <text:p text:style-name="P60"><text:span text:style-name="T48">Definition of </text:span><text:span text:style-name="T58">Θ: </text:span><text:span text:style-name="T75"><text:s/></text:span><text:span text:style-name="T58">Θ</text:span><text:span text:style-name="T48">(g(n))= { f(n): there exists positive constants c</text:span><text:span text:style-name="T25">1</text:span><text:span text:style-name="T48">, c</text:span><text:span text:style-name="T25">2</text:span><text:span text:style-name="T48">, and n</text:span><text:span text:style-name="T25">0</text:span><text:span text:style-name="T48"> such that 0 ≤ c</text:span><text:span text:style-name="T25">1</text:span><text:span text:style-name="T48">*g(n) ≤ </text:span><text:span text:style-name="T51">f(n) </text:span><text:span text:style-name="T48">≤ c</text:span><text:span text:style-name="T26">2</text:span><text:span text:style-name="T48">*g(n) </text:span><text:span text:style-name="T51">for all n ≥ n</text:span><text:span text:style-name="T26">0</text:span><text:span text:style-name="T51">. </text:span><text:span text:style-name="T52">}</text:span></text:p>
      <text:p text:style-name="P92"/>
      <text:p text:style-name="P61"><text:span text:style-name="T52">N</text:span><text:span text:style-name="T48">eed to prove: </text:span><text:span text:style-name="T53">0 ≤ c</text:span><text:span text:style-name="T27">1</text:span><text:span text:style-name="T53">*</text:span><text:span text:style-name="T59">n</text:span><text:span text:style-name="T7">b</text:span><text:span text:style-name="T53"> ≤ </text:span><text:span text:style-name="T61">(n + a)</text:span><text:span text:style-name="T8">b</text:span><text:span text:style-name="T51"> </text:span><text:span text:style-name="T53">≤ c</text:span><text:span text:style-name="T29">2</text:span><text:span text:style-name="T60">*</text:span><text:span text:style-name="T59">n</text:span><text:span text:style-name="T7">b</text:span><text:span text:style-name="T53"> </text:span><text:span text:style-name="T51">for all n ≥ n</text:span><text:span text:style-name="T29">0</text:span></text:p>
      <text:p text:style-name="P93"/>
      <text:p text:style-name="P62"><text:span text:style-name="T53">0 ≤ c</text:span><text:span text:style-name="T27">1</text:span><text:span text:style-name="T53">*</text:span><text:span text:style-name="T59">n</text:span><text:span text:style-name="T7">b</text:span><text:span text:style-name="T53"> ≤ </text:span><text:span text:style-name="T61">(n + a)</text:span><text:span text:style-name="T8">b</text:span><text:span text:style-name="T51"> </text:span><text:span text:style-name="T53">≤ c</text:span><text:span text:style-name="T29">2</text:span><text:span text:style-name="T60">*</text:span><text:span text:style-name="T59">n</text:span><text:span text:style-name="T7">b</text:span></text:p>
      <text:p text:style-name="P99"/>
      <text:p text:style-name="P79"><text:span text:style-name="T137">L</text:span><text:span text:style-name="T121">et c</text:span><text:span text:style-name="T25">1</text:span><text:span text:style-name="T121"> = 0.5 </text:span><text:span text:style-name="T142">and c</text:span><text:span text:style-name="T33">2</text:span><text:span text:style-name="T142"> = 2</text:span></text:p>
      <text:p text:style-name="P101"/>
      <text:p text:style-name="P80"><text:span text:style-name="T121">0.5</text:span><text:span text:style-name="T124">*</text:span><text:span text:style-name="T143">n</text:span><text:span text:style-name="T7">b</text:span><text:span text:style-name="T124"> ≤ </text:span><text:span text:style-name="T144">(n + a)</text:span><text:span text:style-name="T8">b</text:span><text:span text:style-name="T126"> </text:span><text:span text:style-name="T124">≤ </text:span><text:span text:style-name="T121">2</text:span><text:span text:style-name="T137">*</text:span><text:span text:style-name="T143">n</text:span><text:span text:style-name="T7">b</text:span></text:p>
      <text:p text:style-name="P119"/>
      <text:p text:style-name="P87"><text:span text:style-name="T143">W</text:span><text:span text:style-name="T121">ant to show the following for some n</text:span><text:span text:style-name="T25">0</text:span><text:span text:style-name="T121">:</text:span></text:p>
      <text:p text:style-name="P81"><text:span text:style-name="T143">0.5</text:span><text:span text:style-name="T124"> ≤ </text:span><text:span text:style-name="T144">(n + a)</text:span><text:span text:style-name="T8">b</text:span><text:span text:style-name="T144"> / </text:span><text:span text:style-name="T145">n</text:span><text:span text:style-name="T11">b</text:span><text:span text:style-name="T126"> </text:span><text:span text:style-name="T124">≤ </text:span><text:span text:style-name="T143">2</text:span></text:p>
      <text:p text:style-name="P100"/>
      <text:p text:style-name="P82"><text:span text:style-name="T137">L</text:span><text:span text:style-name="T121">et n</text:span><text:span text:style-name="T25">0</text:span><text:span text:style-name="T121"> = 4a</text:span></text:p>
      <text:p text:style-name="P102"/>
      <text:p text:style-name="P83"><text:span text:style-name="T121">(n</text:span><text:span text:style-name="T25">0</text:span><text:span text:style-name="T121"> + a)</text:span><text:span text:style-name="T3">b</text:span><text:span text:style-name="T121"> / n</text:span><text:span text:style-name="T25">0</text:span><text:span text:style-name="T3">b</text:span><text:span text:style-name="T25"> </text:span><text:span text:style-name="T121">= (5a)</text:span><text:span text:style-name="T3">b</text:span><text:span text:style-name="T121"> / (4a)</text:span><text:span text:style-name="T3">b</text:span></text:p>
      <text:p text:style-name="P103">= 5/4 = 1.25</text:p>
      <text:p text:style-name="P84"><text:span text:style-name="T121">0.5 </text:span><text:span text:style-name="T124">≤ </text:span><text:span text:style-name="T121">1.25 </text:span><text:span text:style-name="T124">≤ </text:span><text:span text:style-name="T143">2</text:span></text:p>
      <text:p text:style-name="P104"/>
      <text:p text:style-name="P85"><text:span text:style-name="T143">A</text:span><text:span text:style-name="T121">s n increases infinitely, the term ‘</text:span><text:span text:style-name="T144">(n + a)</text:span><text:span text:style-name="T8">b</text:span><text:span text:style-name="T144"> / </text:span><text:span text:style-name="T145">n</text:span><text:span text:style-name="T11">b</text:span><text:span text:style-name="T145">’ </text:span><text:span text:style-name="T121">will converge to 1.</text:span></text:p>
      <text:p text:style-name="P105"/>
      <text:p text:style-name="P86"><text:span text:style-name="T121">Therefore, </text:span><text:span text:style-name="T144">(n + a)</text:span><text:span text:style-name="T8">b</text:span><text:span text:style-name="T144"> = </text:span><text:span text:style-name="T146">Θ</text:span><text:span text:style-name="T144">(n</text:span><text:span text:style-name="T8">b</text:span><text:span text:style-name="T144">).</text:span></text:p>
      <text:p text:style-name="P98">PROBLEM 3</text:p>
      <text:p text:style-name="P63">Let <text:span text:style-name="T102">f</text:span><text:span text:style-name="T108">(</text:span><text:span text:style-name="T103">n</text:span><text:span text:style-name="T108">) </text:span>and <text:span text:style-name="T102">g</text:span><text:span text:style-name="T108">(</text:span><text:span text:style-name="T103">n</text:span><text:span text:style-name="T108">)</text:span> be asymptotically positive functions. Prove or disprove each of the following conjectures.</text:p>
      <text:p text:style-name="P63"/>
      <text:p text:style-name="P65">a. <text:span text:style-name="T102">f</text:span><text:span text:style-name="T109">(</text:span><text:span text:style-name="T102">n</text:span><text:span text:style-name="T109">) = </text:span><text:span text:style-name="T102">O</text:span><text:span text:style-name="T109">(</text:span><text:span text:style-name="T102">g</text:span><text:span text:style-name="T109">(</text:span><text:span text:style-name="T102">n</text:span><text:span text:style-name="T109">)) </text:span><text:span text:style-name="T110">implies </text:span><text:span text:style-name="T104">g</text:span><text:span text:style-name="T110">(</text:span><text:span text:style-name="T104">n</text:span><text:span text:style-name="T110">) = </text:span><text:span text:style-name="T104">O</text:span><text:span text:style-name="T110">(</text:span><text:span text:style-name="T104">f</text:span><text:span text:style-name="T110">(</text:span><text:span text:style-name="T104">n</text:span><text:span text:style-name="T110">))</text:span></text:p>
      <text:p text:style-name="P68"/>
      <text:p text:style-name="P70">False.</text:p>
      <text:p text:style-name="P70"><text:span text:style-name="T151">L</text:span>et f(n) = n and g(n) = n<text:span text:style-name="T2">2</text:span></text:p>
      <text:p text:style-name="P71"><text:span text:style-name="T45">n = </text:span><text:span text:style-name="T76">O(n</text:span><text:span text:style-name="T13">2</text:span><text:span text:style-name="T76">) because 0 </text:span><text:span text:style-name="T53">≤ </text:span><text:span text:style-name="T62">n </text:span><text:span text:style-name="T53">≤ </text:span><text:span text:style-name="T62">c</text:span><text:span text:style-name="T30">1</text:span><text:span text:style-name="T62">*n</text:span><text:span text:style-name="T9">2</text:span><text:span text:style-name="T62"> when n becomes sufficiently large.</text:span></text:p>
      <text:p text:style-name="P72">But n<text:span text:style-name="T2">2</text:span><text:span text:style-name="T45"> </text:span><text:span text:style-name="T77">≠</text:span><text:span text:style-name="T80"> O(n) because </text:span><text:span text:style-name="T48">c</text:span><text:span text:style-name="T25">1</text:span><text:span text:style-name="T48">*n &lt; n</text:span><text:span text:style-name="T3">2</text:span><text:span text:style-name="T48"> </text:span><text:span text:style-name="T63">when n becomes sufficiently large.</text:span></text:p>
      <text:p text:style-name="P68"/>
      <text:p text:style-name="P66"><text:span text:style-name="T110">h. </text:span><text:span text:style-name="T102">f</text:span><text:span text:style-name="T109">(</text:span><text:span text:style-name="T102">n</text:span><text:span text:style-name="T109">) + o(</text:span><text:span text:style-name="T102">f</text:span><text:span text:style-name="T109">(</text:span><text:span text:style-name="T102">n</text:span><text:span text:style-name="T109">)) = <text:s/></text:span><text:span text:style-name="T111">Θ</text:span><text:span text:style-name="T109">(</text:span><text:span text:style-name="T102">f</text:span><text:span text:style-name="T109">(</text:span><text:span text:style-name="T102">n</text:span><text:span text:style-name="T109">))</text:span></text:p>
      <text:p text:style-name="P69"/>
      <text:p text:style-name="P73"/>
      <text:p text:style-name="P73">Let g(n) = o(f(n)).</text:p>
      <text:p text:style-name="P73">Then 0 <text:span text:style-name="T53">≤ </text:span><text:span text:style-name="T48">g(n) &lt; </text:span><text:span text:style-name="T64">c*</text:span><text:span text:style-name="T48">f(n) </text:span><text:span text:style-name="T64">for some </text:span><text:span text:style-name="T65">constant c </text:span><text:span text:style-name="T66">for all n </text:span><text:span text:style-name="T78">≥</text:span><text:span text:style-name="T66"> n</text:span><text:span text:style-name="T31">0</text:span><text:span text:style-name="T48">.</text:span></text:p>
      <text:p text:style-name="P73"><text:span text:style-name="T48">So f(n) </text:span><text:span text:style-name="T53">≤ </text:span><text:span text:style-name="T48">f(n) + g(n) &lt; </text:span><text:span text:style-name="T67">c</text:span><text:span text:style-name="T48">*f(n).</text:span></text:p>
      <text:p text:style-name="P95"/>
      <text:p text:style-name="P74"><text:span text:style-name="T48">Therefore, f(n) + g(n) </text:span><text:span text:style-name="T79">≠ </text:span><text:span text:style-name="T82">Θ</text:span><text:span text:style-name="T83">(</text:span><text:span text:style-name="T73">f</text:span><text:span text:style-name="T83">(</text:span><text:span text:style-name="T73">n</text:span><text:span text:style-name="T83">)) </text:span><text:span text:style-name="T84">by definition of </text:span><text:span text:style-name="T82">Θ</text:span><text:span text:style-name="T83">.</text:span></text:p>
      <text:p text:style-name="P4"/>
      <text:p text:style-name="P4"/>
      <text:p text:style-name="P4"/>
      <text:p text:style-name="P98">PROBLEM 4</text:p>
      <text:p text:style-name="P6">Prove or disprove: <text:span text:style-name="T102">f</text:span>(<text:span text:style-name="T102">x</text:span>) = x<text:span text:style-name="T2">2</text:span> – 2x + 1 is monotonically increasing for real values of x &gt; 1. </text:p>
      <text:p text:style-name="P14"/>
      <text:p text:style-name="P15">Want to show: x<text:span text:style-name="T2">2</text:span><text:span text:style-name="T45"> – 2x + 1 </text:span><text:span text:style-name="T85">&lt;</text:span><text:span text:style-name="T45"> y</text:span><text:span text:style-name="T2">2</text:span><text:span text:style-name="T45"> – 2y + 1 when x </text:span><text:span text:style-name="T86">&lt;</text:span><text:span text:style-name="T45"> y</text:span></text:p>
      <text:p text:style-name="P4"/>
      <text:p text:style-name="P16">Let 1 &lt; x &lt; y.</text:p>
      <text:p text:style-name="P16"/>
      <text:p text:style-name="P17">x - 1 &lt; y – 1</text:p>
      <text:p text:style-name="P17"/>
      <text:p text:style-name="P18">Let a = (x – 1) and b = (y – 1).</text:p>
      <text:p text:style-name="P19">Because x and y are both greater than 1, then a and b must also both be greater than 1.</text:p>
      <text:p text:style-name="P19"/>
      <text:p text:style-name="P19">Therefore, a<text:span text:style-name="T2">2</text:span><text:span text:style-name="T45"> &lt; b</text:span><text:span text:style-name="T2">2</text:span><text:span text:style-name="T45">.</text:span></text:p>
      <text:p text:style-name="P19"><text:span text:style-name="T45">So (x-1)</text:span><text:span text:style-name="T2">2</text:span><text:span text:style-name="T45"> &lt; (y-1)</text:span><text:span text:style-name="T2">2</text:span><text:span text:style-name="T45">,</text:span></text:p>
      <text:p text:style-name="P19"><text:span text:style-name="T45">then x</text:span><text:span text:style-name="T2">2</text:span><text:span text:style-name="T45"> – 2x + 1 &lt; y</text:span><text:span text:style-name="T2">2</text:span><text:span text:style-name="T45"> – 2x + 1.</text:span></text:p>
      <text:p text:style-name="P98">PROBLEM 5</text:p>
      <text:p text:style-name="P6">Find a simple formula for</text:p>
      <text:p text:style-name="P6"><draw:frame draw:style-name="fr1" draw:name="Object1" text:anchor-type="as-char" svg:y="-0.2807in" svg:width="0.8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38">= (2*1 + 2*2 + … + 2*n) – n</text:p>
      <text:p text:style-name="P42">= [2 * (1 + 2 + … + n)] – n</text:p>
      <text:p text:style-name="P39">= 2 * [(n * (n + 1)) / 2] – n</text:p>
      <text:p text:style-name="P40">= (n * (n + 1)) – n</text:p>
      <text:p text:style-name="P41">= n<text:span text:style-name="T2">2</text:span></text:p>
      <text:p text:style-name="P4"/>
      <text:p text:style-name="P98">PROBLEM 6</text:p>
      <text:p text:style-name="P7">Give asymptotically tight bounds on the following summations. Assume that r <text:span text:style-name="T122">≥</text:span> 0 and s <text:span text:style-name="T122">≥</text:span> 0 are constants. <text:span text:style-name="T147">Show your derivation using approximation by integrals. (Note: “find asymptotically tight bounds” means “find the THETA”.)</text:span></text:p>
      <text:p text:style-name="P7"/>
      <text:p text:style-name="P4"/>
      <text:p text:style-name="P11"><draw:frame draw:style-name="fr1" draw:name="Object2" text:anchor-type="as-char" svg:y="-0.2807in" svg:width="0.4346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33"><draw:frame draw:style-name="fr1" draw:name="Object3" text:anchor-type="as-char" svg:y="-0.2925in" svg:width="0.5583in" svg:height="0.471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53">≤</text:span><draw:frame draw:style-name="fr1" draw:name="Object4" text:anchor-type="as-char" svg:y="-0.2807in" svg:width="0.4346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3">≤ </text:span><text:span text:style-name="T153"><draw:frame draw:style-name="fr1" draw:name="Object5" text:anchor-type="as-char" svg:y="-0.2925in" svg:width="0.6016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21"/>
      <text:p text:style-name="P34">(x<text:span text:style-name="T2">r+1</text:span><text:span text:style-name="T45">/r+1)|0,n </text:span><text:span text:style-name="T77">≤</text:span><text:span text:style-name="T80"> </text:span><text:span text:style-name="T80"><draw:frame draw:style-name="fr1" draw:name="Object6" text:anchor-type="as-char" svg:y="-0.2807in" svg:width="0.4346in" svg:height="0.448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7">≤ </text:span><text:span text:style-name="T81">(x</text:span><text:span text:style-name="T16">r+1</text:span><text:span text:style-name="T81">/r+1)|1,(n+1)</text:span></text:p>
      <text:p text:style-name="P122"/>
      <text:p text:style-name="P34"><text:span text:style-name="T81">(n</text:span><text:span text:style-name="T16">r+1</text:span><text:span text:style-name="T81">/r+1) </text:span><text:span text:style-name="T77">≤ </text:span><text:span text:style-name="T77"><draw:frame draw:style-name="fr1" draw:name="Object7" text:anchor-type="as-char" svg:y="-0.2807in" svg:width="0.434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7">≤ </text:span><text:span text:style-name="T81">((n+1)</text:span><text:span text:style-name="T16">r+1</text:span><text:span text:style-name="T81">/r+1) - (1/r+1)</text:span></text:p>
      <text:p text:style-name="P122"/>
      <text:p text:style-name="P34"><text:span text:style-name="T81">(n</text:span><text:span text:style-name="T16">r+1</text:span><text:span text:style-name="T81">/r+1) </text:span><text:span text:style-name="T77">≤ </text:span><text:span text:style-name="T77"><draw:frame draw:style-name="fr1" draw:name="Object8" text:anchor-type="as-char" svg:y="-0.2807in" svg:width="0.4346in" svg:height="0.448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7">≤ </text:span><text:span text:style-name="T81">[(n+1)</text:span><text:span text:style-name="T16">r+1</text:span><text:span text:style-name="T81">-1] / (r+1)</text:span></text:p>
      <text:p text:style-name="P122"/>
      <text:p text:style-name="P35"><draw:frame draw:style-name="fr1" draw:name="Object9" text:anchor-type="as-char" svg:y="-0.2807in" svg:width="0.4346in" svg:height="0.448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= <text:span text:style-name="T1">Θ</text:span>(n<text:span text:style-name="T2">r+1</text:span><text:span text:style-name="T45">)</text:span></text:p>
      <text:p text:style-name="P98">PROBLEM 7</text:p>
      <text:p text:style-name="P8">Show that the solution of T(<text:span text:style-name="T102">n</text:span>) = T([<text:span text:style-name="T102">n</text:span>/2]) + 1 is O(lg <text:span text:style-name="T102">n</text:span><text:span text:style-name="T105">)</text:span>.</text:p>
      <text:p text:style-name="P4"/>
      <text:p text:style-name="P20">Prove T(n) = O(lg n) <text:span text:style-name="T152">(i.e. T(n) </text:span><text:span text:style-name="T88">≤ </text:span><text:span text:style-name="T89">c</text:span><text:span text:style-name="T35">1</text:span><text:span text:style-name="T89">*lg(n)</text:span></text:p>
      <text:p text:style-name="P51"/>
      <text:p text:style-name="P21"><text:span text:style-name="T89">I</text:span><text:span text:style-name="T87">H: T(k) </text:span><text:span text:style-name="T88">≤ </text:span><text:span text:style-name="T89">c</text:span><text:span text:style-name="T35">1</text:span><text:span text:style-name="T89">*lg(</text:span><text:span text:style-name="T87">k</text:span><text:span text:style-name="T89">) </text:span><text:span text:style-name="T90">(for some positive c</text:span><text:span text:style-name="T36">1</text:span><text:span text:style-name="T90">, for all k &lt; n)</text:span></text:p>
      <text:p text:style-name="P53"/>
      <text:p text:style-name="P22"><text:span text:style-name="T90">T(</text:span><text:span text:style-name="T74">n</text:span><text:span text:style-name="T90">) = T([</text:span><text:span text:style-name="T74">n</text:span><text:span text:style-name="T90">/2]) + 1</text:span></text:p>
      <text:p text:style-name="P23"><text:span text:style-name="T90">T([</text:span><text:span text:style-name="T74">n</text:span><text:span text:style-name="T90">/2]</text:span><text:span text:style-name="T91">) </text:span><text:span text:style-name="T88">≤ </text:span><text:span text:style-name="T89">c</text:span><text:span text:style-name="T35">1</text:span><text:span text:style-name="T89">*lg(</text:span><text:span text:style-name="T92">[</text:span><text:span text:style-name="T91">n/2</text:span><text:span text:style-name="T92">]</text:span><text:span text:style-name="T89">)</text:span></text:p>
      <text:p text:style-name="P24"><text:span text:style-name="T90">T([</text:span><text:span text:style-name="T74">n</text:span><text:span text:style-name="T90">/2]) + 1 </text:span><text:span text:style-name="T88">≤ </text:span><text:span text:style-name="T89">c</text:span><text:span text:style-name="T35">1</text:span><text:span text:style-name="T89">*lg(</text:span><text:span text:style-name="T92">[</text:span><text:span text:style-name="T91">n/2</text:span><text:span text:style-name="T92">]</text:span><text:span text:style-name="T89">) </text:span><text:span text:style-name="T93">+ 1</text:span></text:p>
      <text:p text:style-name="P52"/>
      <text:p text:style-name="P25"><text:span text:style-name="T89">c</text:span><text:span text:style-name="T35">1</text:span><text:span text:style-name="T89">*lg(</text:span><text:span text:style-name="T92">[</text:span><text:span text:style-name="T91">n/2</text:span><text:span text:style-name="T92">]</text:span><text:span text:style-name="T89">) </text:span><text:span text:style-name="T93">+ 1 </text:span></text:p>
      <text:p text:style-name="P25"><text:span text:style-name="T94">= </text:span><text:span text:style-name="T89">c</text:span><text:span text:style-name="T35">1</text:span><text:span text:style-name="T89">*(</text:span><text:span text:style-name="T94">lg(n)-lg(2)</text:span><text:span text:style-name="T89">) </text:span><text:span text:style-name="T93">+ 1</text:span></text:p>
      <text:p text:style-name="P27"><text:span text:style-name="T93">= </text:span><text:span text:style-name="T89">c</text:span><text:span text:style-name="T35">1</text:span><text:span text:style-name="T89">*</text:span><text:span text:style-name="T94">lg(n)- </text:span><text:span text:style-name="T95">c</text:span><text:span text:style-name="T37">1</text:span><text:span text:style-name="T95">*</text:span><text:span text:style-name="T94">lg(2)</text:span><text:span text:style-name="T89"> </text:span><text:span text:style-name="T93">+ 1</text:span></text:p>
      <text:p text:style-name="P54"/>
      <text:p text:style-name="P29"><text:span text:style-name="T93">L</text:span><text:span text:style-name="T87">et c</text:span><text:span text:style-name="T34">1</text:span><text:span text:style-name="T87"> = (2/lg(2))</text:span></text:p>
      <text:p text:style-name="P55"/>
      <text:p text:style-name="P28"><text:span text:style-name="T89">c</text:span><text:span text:style-name="T35">1</text:span><text:span text:style-name="T89">*</text:span><text:span text:style-name="T94">lg(n)- </text:span><text:span text:style-name="T95">c</text:span><text:span text:style-name="T37">1</text:span><text:span text:style-name="T95">*</text:span><text:span text:style-name="T94">lg(2)</text:span><text:span text:style-name="T89"> </text:span><text:span text:style-name="T93">+ 1</text:span></text:p>
      <text:p text:style-name="P30"><text:span text:style-name="T93">= </text:span><text:span text:style-name="T89">c</text:span><text:span text:style-name="T35">1</text:span><text:span text:style-name="T89">*</text:span><text:span text:style-name="T94">lg(n) – </text:span><text:span text:style-name="T96">(2/lg(2))*</text:span><text:span text:style-name="T94">lg(2) </text:span><text:span text:style-name="T87">+ 1</text:span></text:p>
      <text:p text:style-name="P30"><text:span text:style-name="T87">= </text:span><text:span text:style-name="T89">c</text:span><text:span text:style-name="T35">1</text:span><text:span text:style-name="T89">*</text:span><text:span text:style-name="T94">lg(n) – </text:span><text:span text:style-name="T87">2 + 1</text:span></text:p>
      <text:p text:style-name="P31"><text:span text:style-name="T87">= </text:span><text:span text:style-name="T89">c</text:span><text:span text:style-name="T35">1</text:span><text:span text:style-name="T89">*</text:span><text:span text:style-name="T94">lg(n) – </text:span><text:span text:style-name="T87">1 </text:span><text:span text:style-name="T97">&lt; </text:span><text:span text:style-name="T89">c</text:span><text:span text:style-name="T35">1</text:span><text:span text:style-name="T89">*</text:span><text:span text:style-name="T94">lg(n)</text:span></text:p>
      <text:p text:style-name="P56"/>
      <text:p text:style-name="P32"><text:span text:style-name="T94">T</text:span><text:span text:style-name="T87">herefore,</text:span></text:p>
      <text:p text:style-name="P26"><text:span text:style-name="T90">T(</text:span><text:span text:style-name="T74">n</text:span><text:span text:style-name="T90">) </text:span><text:span text:style-name="T98">&lt; </text:span><text:span text:style-name="T89">c</text:span><text:span text:style-name="T35">1</text:span><text:span text:style-name="T89">*</text:span><text:span text:style-name="T94">lg(n) </text:span><text:span text:style-name="T98">for some positive c</text:span><text:span text:style-name="T38">1</text:span><text:span text:style-name="T98">.</text:span></text:p>
      <text:p text:style-name="P55"/>
      <text:p text:style-name="P98">PROBLEM 8</text:p>
      <text:p text:style-name="P6">Give asymptotic upper and lower bounds for T<text:span text:style-name="T149">(</text:span><text:span text:style-name="T106">n</text:span><text:span text:style-name="T112">)</text:span> in each of the following recurrences. Assume that T<text:span text:style-name="T150">(</text:span><text:span text:style-name="T107">n</text:span><text:span text:style-name="T150">)</text:span> is constant for n <text:span text:style-name="T123">≤</text:span> 2. Make your bounds as tight as possible, and justify your answers.</text:p>
      <text:p text:style-name="P6"/>
      <text:p text:style-name="P10">c. T(n) = 2T(n/2) + n<text:span text:style-name="T2">4</text:span><text:span text:style-name="T45">.</text:span></text:p>
      <text:p text:style-name="P127"/>
      <text:p text:style-name="P123">Proof using the master theorem:</text:p>
      <text:p text:style-name="P127"/>
      <text:p text:style-name="P48"><text:span text:style-name="T154">a = 2, b = 2, f(n) = n</text:span><text:span text:style-name="T17">4</text:span></text:p>
      <text:p text:style-name="P128"/>
      <text:p text:style-name="P49"><text:span text:style-name="T154">f(n) = n</text:span><text:span text:style-name="T17">4</text:span><text:span text:style-name="T154"> = n^(log</text:span><text:span text:style-name="T39">2</text:span><text:span text:style-name="T154">(16))</text:span></text:p>
      <text:p text:style-name="P124"/>
      <text:p text:style-name="P50"><text:span text:style-name="T154">Check that a*f(n/b) </text:span><text:span text:style-name="T119">≤ </text:span><text:span text:style-name="T118">c*f(n) for some c &lt; 1:</text:span></text:p>
      <text:p text:style-name="P49"><text:span text:style-name="T154">2*(n/2)</text:span><text:span text:style-name="T17">4</text:span><text:span text:style-name="T154"> = n/8 </text:span><text:span text:style-name="T119">≤ </text:span><text:span text:style-name="T118">(1/2)(n</text:span><text:span text:style-name="T15">4</text:span><text:span text:style-name="T118">)</text:span></text:p>
      <text:p text:style-name="P126"/>
      <text:p text:style-name="P49"><text:span text:style-name="T118">Therefore, T(n) = </text:span><text:span text:style-name="T120">Θ</text:span><text:span text:style-name="T118">(n</text:span><text:span text:style-name="T15">4</text:span><text:span text:style-name="T118">)</text:span></text:p>
      <text:p text:style-name="P46"/>
      <text:p text:style-name="P9"><text:span text:style-name="T45">f. </text:span><text:span text:style-name="T68">T(n) = 2T(n/</text:span><text:span text:style-name="T45">4</text:span><text:span text:style-name="T68">) + </text:span><text:span text:style-name="T49">√</text:span><text:span text:style-name="T50">(</text:span><text:span text:style-name="T45">n</text:span><text:span text:style-name="T69">)</text:span><text:span text:style-name="T68">.</text:span></text:p>
      <text:p text:style-name="P47"/>
      <text:p text:style-name="P43">Proof using the master theorem:</text:p>
      <text:p text:style-name="P43"/>
      <text:p text:style-name="P43">a = 2, b = 4, f(n) = <text:span text:style-name="T121">n</text:span><text:span text:style-name="T3">1/2</text:span></text:p>
      <text:p text:style-name="P43"/>
      <text:p text:style-name="P44">f(n) = <text:span text:style-name="T138">n</text:span><text:span text:style-name="T10">1/2</text:span><text:span text:style-name="T138"> </text:span><text:span text:style-name="T121">= n^(log</text:span><text:span text:style-name="T25">4</text:span><text:span text:style-name="T121">(2)) </text:span><text:span text:style-name="T139">= n^(log</text:span><text:span text:style-name="T32">b</text:span><text:span text:style-name="T140">(a))</text:span></text:p>
      <text:p text:style-name="P125"/>
      <text:p text:style-name="P45"><text:span text:style-name="T141">Therefore, </text:span><text:span text:style-name="T140">T</text:span><text:span text:style-name="T121">(n) = </text:span><text:span text:style-name="T114">Θ</text:span><text:span text:style-name="T115">(</text:span><text:span text:style-name="T113">n</text:span><text:span text:style-name="T14">1/2</text:span><text:span text:style-name="T113">lg(n))</text:span></text:p>
      <text:p text:style-name="P47"/>
      <text:p text:style-name="P67"><text:span text:style-name="T45">g. </text:span><text:span text:style-name="T70">T(n) = T(n-2) + n</text:span><text:span text:style-name="T12">2</text:span><text:span text:style-name="T70">.</text:span></text:p>
      <text:p text:style-name="P115"/>
      <text:p text:style-name="P120"><text:span text:style-name="T70">I</text:span><text:span text:style-name="T45">H: T(k) </text:span><text:span text:style-name="T101">≥</text:span><text:span text:style-name="T45"> </text:span><text:span text:style-name="T99">c</text:span><text:span text:style-name="T40">1</text:span><text:span text:style-name="T99">k</text:span><text:span text:style-name="T2">2</text:span><text:span text:style-name="T100">lg(k)</text:span></text:p>
      <text:p text:style-name="P106"><text:span text:style-name="T116"/></text:p>
      <text:p text:style-name="P108"><text:span text:style-name="T116">T</text:span><text:span text:style-name="T113">(n-2) </text:span><text:span text:style-name="T157">≥ c</text:span><text:span text:style-name="T41">1</text:span><text:span text:style-name="T157">(n-2)</text:span><text:span text:style-name="T18">2</text:span></text:p>
      <text:p text:style-name="P109"><text:span text:style-name="T116">T</text:span><text:span text:style-name="T113">(n-2) + n</text:span><text:span text:style-name="T14">2</text:span><text:span text:style-name="T113"> </text:span><text:span text:style-name="T158">≥ </text:span><text:span text:style-name="T157">c</text:span><text:span text:style-name="T41">1</text:span><text:span text:style-name="T157">(n-2)</text:span><text:span text:style-name="T18">2</text:span><text:span text:style-name="T157"> + n</text:span><text:span text:style-name="T18">2</text:span></text:p>
      <text:p text:style-name="P110"><text:span text:style-name="T159">c</text:span><text:span text:style-name="T42">1</text:span><text:span text:style-name="T159">(n-2)</text:span><text:span text:style-name="T19">2</text:span><text:span text:style-name="T159"> + n</text:span><text:span text:style-name="T19">2</text:span></text:p>
      <text:p text:style-name="P111"><text:span text:style-name="T159">= </text:span><text:span text:style-name="T157">c</text:span><text:span text:style-name="T41">1</text:span><text:span text:style-name="T157">(n</text:span><text:span text:style-name="T18">2</text:span><text:span text:style-name="T157">) – c</text:span><text:span text:style-name="T41">1</text:span><text:span text:style-name="T157">(4n) + c</text:span><text:span text:style-name="T41">1</text:span><text:span text:style-name="T157">(4) + n</text:span><text:span text:style-name="T18">2</text:span></text:p>
      <text:p text:style-name="P111"><text:span text:style-name="T157">= (c</text:span><text:span text:style-name="T41">1</text:span><text:span text:style-name="T157">+1)(n</text:span><text:span text:style-name="T18">2</text:span><text:span text:style-name="T157">) - c</text:span><text:span text:style-name="T41">1</text:span><text:span text:style-name="T157">(4n) + c</text:span><text:span text:style-name="T41">1</text:span><text:span text:style-name="T157">(4)</text:span></text:p>
      <text:p text:style-name="P112"><text:span text:style-name="T116">= </text:span><text:span text:style-name="T160">(c</text:span><text:span text:style-name="T43">1</text:span><text:span text:style-name="T160">+1)(n</text:span><text:span text:style-name="T20">2</text:span><text:span text:style-name="T160">) – </text:span><text:span text:style-name="T157">(4*c</text:span><text:span text:style-name="T41">1</text:span><text:span text:style-name="T161">)(n+1) </text:span><text:span text:style-name="T158">≥ </text:span><text:span text:style-name="T162">n</text:span><text:span text:style-name="T21">2</text:span></text:p>
      <text:p text:style-name="P106"><text:span text:style-name="T116"/></text:p>
      <text:p text:style-name="P113"><text:span text:style-name="T116">S</text:span><text:span text:style-name="T113">o, T(n) </text:span><text:span text:style-name="T158">≥ </text:span><text:span text:style-name="T157">n</text:span><text:span text:style-name="T18">2</text:span></text:p>
      <text:p text:style-name="P114"><text:span text:style-name="T157">T(n) = Ω(n</text:span><text:span text:style-name="T18">2</text:span><text:span text:style-name="T157">)</text:span></text:p>
      <text:p text:style-name="P106"><text:span text:style-name="T116"/></text:p>
      <text:p text:style-name="P107"><text:span text:style-name="T116">I</text:span><text:span text:style-name="T113">H: T(k) </text:span><text:span text:style-name="T117">≤</text:span><text:span text:style-name="T113"> c</text:span><text:span text:style-name="T34">1</text:span><text:span text:style-name="T113">k</text:span><text:span text:style-name="T14">2</text:span></text:p>
      <text:p text:style-name="P116"/>
      <text:p text:style-name="P116">T(n-2) <text:span text:style-name="T163">≤ </text:span>c<text:span text:style-name="T23">1</text:span>(n-2)<text:span text:style-name="T2">2</text:span></text:p>
      <text:p text:style-name="P116">T(n) <text:span text:style-name="T163">≤ </text:span>c<text:span text:style-name="T23">1</text:span>(n-2)<text:span text:style-name="T2">2</text:span> + n<text:span text:style-name="T2">2</text:span></text:p>
      <text:p text:style-name="P117"/>
      <text:p text:style-name="P117">c<text:span text:style-name="T23">1</text:span>(n-2)<text:span text:style-name="T2">2</text:span> + n<text:span text:style-name="T2">2</text:span></text:p>
      <text:p text:style-name="P118"><text:span text:style-name="T155">= </text:span><text:span text:style-name="T156">c</text:span><text:span text:style-name="T44">1</text:span><text:span text:style-name="T156">(n</text:span><text:span text:style-name="T22">2</text:span><text:span text:style-name="T156">) – c</text:span><text:span text:style-name="T44">1</text:span><text:span text:style-name="T156">(4n) + c</text:span><text:span text:style-name="T44">1</text:span><text:span text:style-name="T156">(4) + n</text:span><text:span text:style-name="T22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" svg:font-family="'Nachlieli CLM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12:58.534382145</meta:creation-date>
    <dc:date>2019-01-29T21:46:28.156897932</dc:date>
    <meta:editing-duration>PT9H26M59S</meta:editing-duration>
    <meta:editing-cycles>247</meta:editing-cycles>
    <meta:generator>LibreOffice/6.1.4.2$Linux_X86_64 LibreOffice_project/10$Build-2</meta:generator>
    <meta:document-statistic meta:table-count="0" meta:image-count="0" meta:object-count="9" meta:page-count="8" meta:paragraph-count="117" meta:word-count="938" meta:character-count="4220" meta:non-whitespace-character-count="337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 k=1 to n (2k - 1)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i>n</mi>
        </munderover>
        <msup>
          <mi>x</mi>
          <mi>r</mi>
        </msup>
      </mrow>
      <mi mathvariant="italic">dx</mi>
    </mrow>
    <annotation encoding="StarMath 5.0">int from{0} to {n} x^r dx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row>
            <mi>n</mi>
            <mo stretchy="false">+</mo>
            <mn>1</mn>
          </mrow>
        </munderover>
        <msup>
          <mi>x</mi>
          <mi>r</mi>
        </msup>
      </mrow>
      <mi mathvariant="italic">dx</mi>
    </mrow>
    <annotation encoding="StarMath 5.0">int from{1} to {n+1} x^r dx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